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93cm" fo:min-width="0.389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893cm" fo:min-width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143cm" svg:x="2.905cm" svg:y="6.842cm">
          <text:p text:style-name="P1"/>
          <text:p text:style-name="P1">6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143cm" svg:x="4.937cm" svg:y="6.84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1.143cm" svg:x="1.508cm" svg:y="4.683cm">
          <text:p text:style-name="P1">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7cm" svg:y1="5.826cm" svg:x2="2.905cm" svg:y2="6.842cm">
          <text:p/>
        </draw:line>
        <draw:line draw:style-name="gr4" draw:text-style-name="P3" draw:layer="layout" svg:x1="5.826cm" svg:y1="6.842cm" svg:x2="6.842cm" svg:y2="5.699cm">
          <text:p/>
        </draw:line>
        <draw:custom-shape draw:style-name="gr1" draw:text-style-name="P1" draw:layer="layout" svg:width="2.921cm" svg:height="1.143cm" svg:x="8.874cm" svg:y="10.779cm">
          <text:p text:style-name="P1"/>
          <text:p text:style-name="P1">9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143cm" svg:x="12.176cm" svg:y="6.588cm">
          <text:p text:style-name="P1"/>
          <text:p text:style-name="P1">2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143cm" svg:x="6.842cm" svg:y="4.556cm">
          <text:p text:style-name="P1"/>
          <text:p text:style-name="P1">1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143cm" svg:x="10.906cm" svg:y="10.779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143cm" svg:x="14.208cm" svg:y="6.58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89cm" svg:height="1.143cm" svg:x="8.874cm" svg:y="4.55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763cm" svg:y1="5.699cm" svg:x2="12.176cm" svg:y2="6.588cm">
          <text:p/>
        </draw:line>
        <draw:line draw:style-name="gr4" draw:text-style-name="P3" draw:layer="layout" svg:x1="15.097cm" svg:y1="7.731cm" svg:x2="8.874cm" svg:y2="10.779cm">
          <text:p/>
        </draw:line>
        <draw:custom-shape draw:style-name="gr3" draw:text-style-name="P2" draw:layer="layout" svg:width="0.762cm" svg:height="1.143cm" svg:x="4.175cm" svg:y="3.032cm">
          <text:p text:style-name="P1">p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937cm" svg:y1="4.175cm" svg:x2="6.842cm" svg:y2="4.556cm">
          <text:p/>
        </draw:line>
        <draw:custom-shape draw:style-name="gr3" draw:text-style-name="P2" draw:layer="layout" svg:width="0.762cm" svg:height="1.143cm" svg:x="12.303cm" svg:y="2.651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1.143cm" svg:x="7.985cm" svg:y="7.477cm">
          <text:p text:style-name="P1">p3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85cm" svg:y1="7.477cm" svg:x2="6.842cm" svg:y2="5.699cm">
          <text:p/>
        </draw:line>
        <draw:line draw:style-name="gr4" draw:text-style-name="P3" draw:layer="layout" svg:x1="13.065cm" svg:y1="3.794cm" svg:x2="12.176cm" svg:y2="6.588cm">
          <text:p/>
        </draw:line>
        <draw:custom-shape draw:style-name="gr3" draw:text-style-name="P2" draw:layer="layout" svg:width="0.762cm" svg:height="1.143cm" svg:x="2.651cm" svg:y="11.414cm">
          <text:p text:style-name="P1">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2:35:26.660098198</meta:creation-date>
    <dc:date>2017-05-26T13:08:51.936268127</dc:date>
    <meta:editing-duration>PT13M3S</meta:editing-duration>
    <meta:editing-cycles>2</meta:editing-cycles>
    <meta:generator>LibreOffice/5.1.6.2$Linux_x86 LibreOffice_project/10m0$Build-2</meta:generator>
    <meta:document-statistic meta:object-count="20"/>
  </office:meta>
</office:document-meta>
</file>